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519cm"/>
    </style:style>
    <style:style style:name="ro3" style:family="table-row">
      <style:table-row-properties style:row-height="0.55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0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7" style:family="table-cell" style:parent-style-name="Default" style:data-style-name="N0">
      <style:table-cell-properties fo:background-color="transparent"/>
    </style:style>
    <style:style style:name="ce15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1" style:family="table-cell" style:parent-style-name="Default" style:data-style-name="N0"/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3">
        <table:table-column table:style-name="co3" table:default-cell-style-name="ce7"/>
        <table:table-column table:style-name="co6" table:default-cell-style-name="ce21"/>
        <table:table-column table:style-name="co7" table:default-cell-style-name="ce21"/>
        <table:table-column table:style-name="co6" table:default-cell-style-name="ce21"/>
        <table:table-column table:style-name="co4" table:number-columns-repeated="60" table:default-cell-style-name="ce21"/>
        <table:table-row table:style-name="ro3">
          <table:table-cell table:style-name="ce2" office:value-type="string" calcext:value-type="string">
            <text:p>dtype URI</text:p>
          </table:table-cell>
          <table:table-cell table:style-name="ce3" office:value-type="string" calcext:value-type="string">
            <text:p>URI 1 has &lt;relationship&gt; URI 2</text:p>
          </table:table-cell>
          <table:table-cell table:style-name="ce3" office:value-type="string" calcext:value-type="string">
            <text:p>ECV URI</text:p>
          </table:table-cell>
          <table:table-cell table:style-name="ce3" office:value-type="string" calcext:value-type="string">
            <text:p>URI 2 has &lt;relationship&gt; URI 1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a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ex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ty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er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aeros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f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t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o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e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w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w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jc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ld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cloud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fir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o2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hg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h4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hg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laciers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m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glaciers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e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f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gl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iceShee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dtype_lcc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a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w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now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dv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l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ai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landCov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ocPro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chlor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lw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rr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k_490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to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bb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dg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p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io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ceanCo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t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n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lp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ozon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c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ie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Ice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l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ad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tr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mslamp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eaLevel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Int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Skin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Subsk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Depth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tFnd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v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sms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v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v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s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dtype_swisa</text:p>
          </table:table-cell>
          <table:table-cell table:style-name="ce5" office:value-type="string" calcext:value-type="string">
            <text:p>broader</text:p>
          </table:table-cell>
          <table:table-cell table:style-name="ce6" office:value-type="string" calcext:value-type="string">
            <text:p>cciecv_soilMst</text:p>
          </table:table-cell>
          <table:table-cell table:style-name="ce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lkProds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lakes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sss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salinity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8" office:value-type="string" calcext:value-type="string">
            <text:p>dtype_swh</text:p>
          </table:table-cell>
          <table:table-cell table:style-name="ce9" office:value-type="string" calcext:value-type="string">
            <text:p>broader</text:p>
          </table:table-cell>
          <table:table-cell table:style-name="ce8" office:value-type="string" calcext:value-type="string">
            <text:p>cciecv_seaState</text:p>
          </table:table-cell>
          <table:table-cell table:style-name="ce9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gmb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iceShee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gtd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agb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biomass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pfr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alt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permafrost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we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cfv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scfg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snow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tcwv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waterVapour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table:style-name="ce15" office:value-type="string" calcext:value-type="string">
            <text:p>dtype_lst</text:p>
          </table:table-cell>
          <table:table-cell table:style-name="ce15" office:value-type="string" calcext:value-type="string">
            <text:p>broader</text:p>
          </table:table-cell>
          <table:table-cell table:style-name="ce15" office:value-type="string" calcext:value-type="string">
            <text:p>cciecv_lst</text:p>
          </table:table-cell>
          <table:table-cell table:style-name="ce15" office:value-type="string" calcext:value-type="string">
            <text:p>narrower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dtype_pft</text:p>
          </table:table-cell>
          <table:table-cell office:value-type="string" calcext:value-type="string">
            <text:p>broader</text:p>
          </table:table-cell>
          <table:table-cell office:value-type="string" calcext:value-type="string">
            <text:p>cciecv_landCov</text:p>
          </table:table-cell>
          <table:table-cell office:value-type="string" calcext:value-type="string">
            <text:p>narrower</text:p>
          </table:table-cell>
          <table:table-cell table:number-columns-repeated="60"/>
        </table:table-row>
        <table:table-row table:style-name="ro3" table:number-rows-repeated="104849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2" table:style-name="ta2">
        <table:table-column table:style-name="co4" table:number-columns-repeated="1023" table:default-cell-style-name="ce21"/>
        <table:table-column table:style-name="co5" table:default-cell-style-name="ce2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4" table:number-columns-repeated="1023" table:default-cell-style-name="ce21"/>
        <table:table-column table:style-name="co5" table:default-cell-style-name="ce2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decimal-places="2" number:min-integer-digits="1" number:grouping="true"/>
    </number:number-style>
    <number:number-style style:name="N115">
      <number:text>-£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initial-creator>Ruth Petrie</meta:initial-creator>
    <meta:creation-date>2016-03-11T08:28:02Z</meta:creation-date>
    <dc:date>2023-02-01T09:24:46.542000000</dc:date>
    <meta:editing-cycles>11</meta:editing-cycles>
    <meta:editing-duration>PT43M48S</meta:editing-duration>
    <meta:document-statistic meta:table-count="3" meta:cell-count="340" meta:object-count="0"/>
  </office:meta>
</office:document-meta>
</file>